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text-properties fo:font-variant="small-caps" officeooo:rsid="000f0ce1" officeooo:paragraph-rsid="000fd0ed" style:font-size-asian="10.5pt"/>
    </style:style>
    <style:style style:name="P2" style:family="paragraph" style:parent-style-name="Standard">
      <style:text-properties officeooo:rsid="000fd0ed" officeooo:paragraph-rsid="000fd0ed"/>
    </style:style>
    <style:style style:name="P3" style:family="paragraph" style:parent-style-name="Standard">
      <style:text-properties officeooo:rsid="001196f3" officeooo:paragraph-rsid="001196f3"/>
    </style:style>
    <style:style style:name="P4" style:family="paragraph" style:parent-style-name="Standard">
      <style:paragraph-properties fo:text-align="start" style:justify-single-word="false"/>
      <style:text-properties officeooo:rsid="001198d6" officeooo:paragraph-rsid="001198d6"/>
    </style:style>
    <style:style style:name="P5" style:family="paragraph" style:parent-style-name="Standard">
      <style:paragraph-properties fo:text-align="start" style:justify-single-word="false"/>
      <style:text-properties officeooo:rsid="001282ad" officeooo:paragraph-rsid="001282ad"/>
    </style:style>
    <style:style style:name="P6" style:family="paragraph" style:parent-style-name="Standard">
      <style:paragraph-properties fo:text-align="start" style:justify-single-word="false"/>
      <style:text-properties officeooo:rsid="00135ed8" officeooo:paragraph-rsid="00135ed8"/>
    </style:style>
    <style:style style:name="P7" style:family="paragraph" style:parent-style-name="Standard">
      <style:paragraph-properties fo:text-align="start" style:justify-single-word="false"/>
      <style:text-properties officeooo:rsid="00140f22" officeooo:paragraph-rsid="00140f22"/>
    </style:style>
    <style:style style:name="P8" style:family="paragraph" style:parent-style-name="Standard">
      <style:paragraph-properties fo:text-align="end" style:justify-single-word="false" fo:break-before="page"/>
      <style:text-properties officeooo:rsid="001198d6" officeooo:paragraph-rsid="001198d6"/>
    </style:style>
    <style:style style:name="P9" style:family="paragraph" style:parent-style-name="Standard">
      <style:paragraph-properties fo:text-align="start" style:justify-single-word="false" fo:break-before="page"/>
      <style:text-properties officeooo:rsid="001282ad" officeooo:paragraph-rsid="001282ad"/>
    </style:style>
    <style:style style:name="P10" style:family="paragraph" style:parent-style-name="Standard">
      <style:paragraph-properties fo:text-align="end" style:justify-single-word="false" fo:break-before="page"/>
      <style:text-properties officeooo:rsid="001282ad" officeooo:paragraph-rsid="001282ad"/>
    </style:style>
    <style:style style:name="P11" style:family="paragraph" style:parent-style-name="Standard">
      <style:paragraph-properties fo:text-align="start" style:justify-single-word="false" fo:break-before="page"/>
      <style:text-properties officeooo:rsid="00135ed8" officeooo:paragraph-rsid="00135ed8"/>
    </style:style>
    <style:style style:name="T1" style:family="text">
      <style:text-properties fo:text-transform="lowercase"/>
    </style:style>
    <style:style style:name="T2" style:family="text">
      <style:text-properties fo:text-transform="lowercase" officeooo:rsid="001c3060"/>
    </style:style>
    <style:style style:name="T3" style:family="text">
      <style:text-properties fo:text-transform="lowercase" officeooo:rsid="000fd0ed"/>
    </style:style>
    <style:style style:name="T4" style:family="text">
      <style:text-properties officeooo:rsid="000db761"/>
    </style:style>
    <style:style style:name="T5" style:family="text">
      <style:text-properties fo:font-variant="small-caps" style:text-position="super 58%" style:font-size-asian="10.5pt"/>
    </style:style>
    <style:style style:name="T6" style:family="text">
      <style:text-properties fo:font-variant="small-caps" style:text-position="0% 100%" style:font-size-asian="10.5pt"/>
    </style:style>
    <style:style style:name="T7" style:family="text">
      <style:text-properties fo:font-variant="small-caps" style:text-position="sub 58%" style:font-size-asian="10.5pt"/>
    </style:style>
    <style:style style:name="T8" style:family="text">
      <style:text-properties style:text-position="super 58%"/>
    </style:style>
    <style:style style:name="T9" style:family="text">
      <style:text-properties fo:font-variant="normal" fo:text-transform="none" style:text-position="0% 100%" style:font-size-asian="10.5pt"/>
    </style:style>
    <style:style style:name="T10" style:family="text">
      <style:text-properties fo:font-variant="normal" fo:text-transform="none" style:text-position="0% 100%" officeooo:rsid="001196f3" style:font-size-asian="10.5pt"/>
    </style:style>
    <style:style style:name="T11" style:family="text">
      <style:text-properties fo:font-variant="normal" fo:text-transform="none" style:text-position="0% 100%" officeooo:rsid="00140f22" style:font-size-asian="10.5pt"/>
    </style:style>
    <style:style style:name="T12" style:family="text">
      <style:text-properties fo:font-variant="normal" fo:text-transform="none" style:text-position="super 58%" style:font-size-asian="10.5pt"/>
    </style:style>
    <style:style style:name="T13" style:family="text">
      <style:text-properties fo:font-variant="normal" fo:text-transform="none" style:text-position="super 58%" officeooo:rsid="00140f22" style:font-size-asian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4<text:line-break/><text:line-break/>Sur mon procès verbal du 2 juin, la commission<text:line-break/>accordée jusqu'à bon plaisir le 30 mars1757 à<text:line-break/>Pierre Robinet, a été revoqué, avec deffenses à<text:line-break/>lui de plus s'immiscer dans les fonctions<text:line-break/>de Commissaire de Police.<text:line-break/>Le vent Sud, 20 dég. De chaud, à 2 h <text:span text:style-name="T5">1</text:span><text:span text:style-name="T6">/</text:span><text:span text:style-name="T7">2</text:span><text:span text:style-name="T6"> </text:span><text:span text:style-name="T9">ap. midi.<text:line-break/>Assemblée de l'académie où etoient M</text:span><text:span text:style-name="T12">rs</text:span><text:span text:style-name="T9">.<text:line-break/>Du Rouvrois, de Sivry, de Solignac, de Tervenus,<text:line-break/>Thibault,André, Bagard, harmant, Cupers,<text:line-break/>P. Leslie, Coster, abbé Gautier, Durival l'ainé.<text:line-break/>Dans la suposition que M. l'abbé Guyot,<text:line-break/>qui doit prononcer l'or. fun. du Roy de Pol.,<text:line-break/>arrivera aujoud'hui, l'academie a fixé à<text:line-break/>mardi prochain, le jour du Service qu'elle fera<text:line-break/>dans l’Église des Cordeliers. Il n'y aura </text:span><text:span text:style-name="T10">ni<text:line-break/>draperie ni catafalque ; ainsi qu'en use<text:line-break/>l'academie françoise. Les academiciens<text:line-break/>payeront.</text:span></text:p>
      <text:p text:style-name="P2"><text:span text:style-name="T10"/></text:p>
      <text:p text:style-name="P3"><text:span text:style-name="T9">5<text:line-break/><text:line-break/>21 dég. De chaud à 5 h. du soir.</text:span></text:p>
      <text:p text:style-name="P3"><text:span text:style-name="T9">M. le Comte de Stainville arrive à Nancy<text:line-break/>et loge pour la 1</text:span><text:span text:style-name="T12">re</text:span><text:span text:style-name="T9"> fois au Gouvernement sur<text:line-break/>la carriere. Il s'etoit arreté quelques jours<text:line-break/>à Metz.</text:span></text:p>
      <text:p text:style-name="P3"><text:span text:style-name="T9"/></text:p>
      <text:p text:style-name="P3"><text:span text:style-name="T9">6<text:line-break/><text:line-break/>Je l'ai vû aujoud'hui.<text:line-break/>Et j'ai signé l'etat des encaissemens des<text:line-break/>papiers de Lunèville, en qualité de Second 1</text:span><text:span text:style-name="T12">er</text:span><text:span text:style-name="T9"><text:line-break/>commis du sceau.</text:span></text:p>
      <text:p text:style-name="P8"><text:span text:style-name="T9">138</text:span></text:p>
      <text:p text:style-name="P4"><text:span text:style-name="T9">7<text:line-break/><text:line-break/>L'hotel de ville anommé Commissaire au<text:line-break/>fauxbourg S</text:span><text:span text:style-name="T12">t</text:span><text:span text:style-name="T9">. Pierre, Darche, pour remplacer<text:line-break/>Robinet.</text:span></text:p>
      <text:p text:style-name="P4"><text:span text:style-name="T9">Service de l'hotel de ville à S. Roch, pour<text:line-break/>feu M. François Con</text:span><text:span text:style-name="T12">er</text:span><text:span text:style-name="T9">.<text:line-break/>Et aux Minimes pour le Roy de Pologne.</text:span></text:p>
      <text:p text:style-name="P4"><text:span text:style-name="T9"/></text:p>
      <text:p text:style-name="P4"><text:span text:style-name="T9">8<text:line-break/><text:line-break/>Je signe trois états de l'envoi des papiers<text:line-break/>de Lunèville. Ils sont dattés du 9.</text:span></text:p>
      <text:p text:style-name="P4"><text:span text:style-name="T9"/></text:p>
      <text:p text:style-name="P4"><text:span text:style-name="T9">10<text:line-break/><text:line-break/>Service aux Cordeliers pour le Roy de P. pend</text:span><text:span text:style-name="T12">t</text:span><text:span text:style-name="T9">.<text:line-break/>Lequel M. l'abbé Guyot, aumonier de M. le<text:line-break/>Duc d'orleans a prononcé l'or. fun. Elle a<text:line-break/>duré 5 quarts d'heure, et le sujet a été très<text:line-break/>bien traité. C'est l'academie et les academiciens<text:line-break/>qui en font les frais.</text:span></text:p>
      <text:p text:style-name="P4"><text:span text:style-name="T9"/></text:p>
      <text:p text:style-name="P4"><text:span text:style-name="T9">11<text:line-break/><text:line-break/>Service aux Cordeliers pour le Duc Leopold<text:line-break/>et pour le Roy Stanislas.</text:span></text:p>
      <text:p text:style-name="P4"><text:span text:style-name="T9"/></text:p>
      <text:p text:style-name="P4"><text:span text:style-name="T9">17<text:line-break/><text:line-break/>Sur un ordre de M. Alliot que M. le Comte de<text:line-break/>Stainville m'a remis, les cent mille livres de f</text:span><text:span text:style-name="T12">ce</text:span><text:span text:style-name="T9">.<text:line-break/>de la succession du feu Roy de P. pour les casernes<text:line-break/>de Nancy, ont été payées à M. Richer, trésorier<text:line-break/>de l'hotel de ville par M. Michel, et par M.<text:line-break/>Richer remises au S. Mique.</text:span></text:p>
      <text:p text:style-name="P4"><text:span text:style-name="T9"/></text:p>
      <text:p text:style-name="P4"><text:span text:style-name="T9">18<text:line-break/><text:line-break/>Service aux Capucins de nancy pour le<text:line-break/>feu Roy de P.</text:span></text:p>
      <text:p text:style-name="P9"><text:span text:style-name="T9">19<text:line-break/><text:line-break/>Service aux Orphelines, pour S. M. Pol.</text:span></text:p>
      <text:p text:style-name="P5"><text:span text:style-name="T9"/></text:p>
      <text:p text:style-name="P5"><text:span text:style-name="T9">20<text:line-break/><text:line-break/>Les papiers de la Chancellerie et des Greffes<text:line-break/>de Lunèville partent pour Paris.</text:span></text:p>
      <text:p text:style-name="P5"><text:span text:style-name="T9">Mort de Mutlot architecte.</text:span></text:p>
      <text:p text:style-name="P5"><text:span text:style-name="T9">Assemblée d'une partie de la noblesse 28 gentilh. Chès<text:line-break/>M. le Comte de Stainville, à l'occasion<text:line-break/>du Parlement et des bruits desavantageux<text:line-break/>qui s'en répandoient à Nancy.</text:span></text:p>
      <text:p text:style-name="P5"><text:span text:style-name="T9"/></text:p>
      <text:p text:style-name="P5"><text:span text:style-name="T9">22<text:line-break/><text:line-break/>M. Brémont part de Nancy, pour suivre les<text:line-break/>papiers de Lunèville, qui arriveront à Paris<text:line-break/>le 1</text:span><text:span text:style-name="T12">er</text:span><text:span text:style-name="T9">. juillet.</text:span></text:p>
      <text:p text:style-name="P5"><text:span text:style-name="T9"/></text:p>
      <text:p text:style-name="P5"><text:span text:style-name="T9">23<text:line-break/><text:line-break/>Les avocats de Nancy s'assemblent deux fois au<text:line-break/>Palais pour résoudre s'il ne convient pas d'envoyer<text:line-break/>en France deux députés de l'odre, dans la<text:line-break/>circonstance où on craint la translation d'un<text:line-break/>parlement. Le Bâtonnier et trois autres viennent<text:line-break/>me dire ce qui s'etoit passé ; invitant l'hotel<text:line-break/>de ville à délibérer là dessus et prendre un<text:line-break/>parti, puisque les Cours n'envoyent point de<text:line-break/>députés. Je n'ai voulu m'engager à rien,<text:line-break/>sinon à écrire à M</text:span><text:span text:style-name="T12">rs</text:span><text:span text:style-name="T9">. De la Gal.ce que<text:line-break/>j'ai fait à 9 h. du soir.</text:span></text:p>
      <text:p text:style-name="P5"><text:span text:style-name="T9"/></text:p>
      <text:p text:style-name="P5"><text:span text:style-name="T9">24<text:line-break/><text:line-break/>Le lendemain matin je n'ai rendu compte<text:line-break/>à M. le Compte de Stainville, qui m'a dit<text:line-break/>que les Cours etoient en diligence là dessus,<text:line-break/>et que des Députés de Corps particuliers<text:line-break/>seroient mal reçus. Qu'il avoit ecrit à son frere &amp;</text:span><text:span text:style-name="T12">a</text:span><text:span text:style-name="T9">.</text:span></text:p>
      <text:p text:style-name="P10"><text:span text:style-name="T9">139</text:span></text:p>
      <text:p text:style-name="P5"><text:span text:style-name="T9">24<text:line-break/><text:line-break/>La troupe de Brisson, qui part demain et<text:line-break/>après, a donné une derniere representation<text:line-break/>qui a commencé à 9 h. du soir. M. de Stainville<text:line-break/>a accordé qu'on passeroit sans lumiére passé les<text:line-break/>dix heures. La foire de S. Jean le vieil-âtre se<text:line-break/>tenoit.</text:span></text:p>
      <text:p text:style-name="P6"><text:span text:style-name="T9">Le de ce mois Marianne Breton<text:line-break/>ma niéce a epoué le S.<text:line-break/>Bouchon, fils d'un marchand de Ligny</text:span></text:p>
      <text:p text:style-name="P6"><text:span text:style-name="T9"/></text:p>
      <text:p text:style-name="P6"><text:span text:style-name="T9">25<text:line-break/><text:line-break/>Le ban des fenaisons sur le finage<text:line-break/>de Nancy, ouvert pour demain 26</text:span></text:p>
      <text:p text:style-name="P6"><text:span text:style-name="T9">Assemblée particuliere de l'academie, où etoient<text:line-break/>M</text:span><text:span text:style-name="T12">rs</text:span><text:span text:style-name="T9">. De Solignac, de Sivry, André, de Tervenus,<text:line-break/>Coster, abbé Gautier, Cupers et Durival l</text:span><text:span text:style-name="T12">é</text:span><text:span text:style-name="T9">.</text:span></text:p>
      <text:p text:style-name="P6"><text:span text:style-name="T9">On a agité c'etoit sur les fonds de la biblio</text:span><text:span text:style-name="T12">t</text:span><text:span text:style-name="T9">.<text:line-break/>que devoient etre pris les frais du service fait<text:line-break/>pour le Roy de P. et le voyage de l'orateur. J'i<text:line-break/>soutenu que non ; ona remis à examiner la<text:line-break/>chose dans une assemblée plus nombreuse.<text:line-break/>Ainsi que la question si on proposera des<text:line-break/>sujets à traiter pour les prix.</text:span></text:p>
      <text:p text:style-name="P6"><text:span text:style-name="T9"/></text:p>
      <text:p text:style-name="P6"><text:span text:style-name="T9">26<text:line-break/><text:line-break/>M. le Comte de Stainville a fait ces jours-ci<text:line-break/>barrer les chemins d'Heillecourt par la Malg.<text:line-break/>qui tourne la grotte. Les 3 Capucins de<text:line-break/>la Malgrange ont déjà rejoint leur couvent<text:line-break/>de Nancy.</text:span></text:p>
      <text:p text:style-name="P6"><text:span text:style-name="T9">La troupe de Brisson est partie pour Dijon.</text:span></text:p>
      <text:p text:style-name="P11"><text:span text:style-name="T9">Ou vont s'assembler les Etats.</text:span></text:p>
      <text:p text:style-name="P6"><text:span text:style-name="T9"/></text:p>
      <text:p text:style-name="P6"><text:span text:style-name="T9">27<text:line-break/><text:line-break/>Et il nous vient en place la petite troupe<text:line-break/>d'opera comique du S. Chapuis<text:line-break/>qui etoit à Toul.</text:span></text:p>
      <text:p text:style-name="P6"><text:span text:style-name="T9"/></text:p>
      <text:p text:style-name="P6"><text:span text:style-name="T9">28<text:line-break/><text:line-break/>Vers qui m'ont été envoyés par M.<text:line-break/>l'abbé Parquet, pour etre mis au bas<text:line-break/>de la statuë du feu Roy de Pologne.</text:span></text:p>
      <text:p text:style-name="P6"><text:span text:style-name="T9">Il n'est point de vertus que son nom ne rapelle<text:line-break/>Philisophe et guerrier, monarque et citoyen,<text:line-break/>son génie atendit l'art de faire du bien.<text:line-break/>Charles fut son ami, Trajan fut son modèle.</text:span></text:p>
      <text:p text:style-name="P6"><text:span text:style-name="T9"/></text:p>
      <text:p text:style-name="P6"><text:span text:style-name="T9">29<text:line-break/><text:line-break/>M. le Prince heréditaire de Brunswic est<text:line-break/>arrivé à onze heres du soir, venant de Mets,<text:line-break/>avec M</text:span><text:span text:style-name="T12">rs</text:span><text:span text:style-name="T9">. D'armentieres, de Rochouart et<text:line-break/>autres. M. le Comte de Stainville leur a<text:line-break/>donné un grand Souper d'environ 45 couverts.<text:line-break/>Le P</text:span><text:span text:style-name="T12">ce</text:span><text:span text:style-name="T9">. A couché au Gouvernem</text:span><text:span text:style-name="T12">t</text:span><text:span text:style-name="T9">. </text:span><text:span text:style-name="T11">M</text:span><text:span text:style-name="T13">rs</text:span><text:span text:style-name="T11">.<text:line-break/>D'Armantieres et de Rochouart à l'Intend</text:span><text:span text:style-name="T13">ce</text:span><text:span text:style-name="T11">.</text:span></text:p>
      <text:p text:style-name="P6"><text:span text:style-name="T11"/></text:p>
      <text:p text:style-name="P7"><text:span text:style-name="T11">3</text:span><text:span text:style-name="T9">0<text:line-break/><text:line-break/>Le reg</text:span><text:span text:style-name="T12">t</text:span><text:span text:style-name="T9">. du Roy s'est formé vers dix heures<text:line-break/>du matin, sur les 4 faces de la Place roïales.<text:line-break/>Il a défilé devant le Prince, qui a vu ensuite<text:line-break/>la Bibliotéque, les Casernes &amp;</text:span><text:span text:style-name="T12">a</text:span><text:span text:style-name="T9">. Il est parti delà<text:line-break/>pour Strasbourg. M</text:span><text:span text:style-name="T12">rs</text:span><text:span text:style-name="T9">. De Bouflers et de Cambis<text:line-break/>avoient été du souper et sont partis pour<text:line-break/>Lunèville en meme tem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variant="small-caps" officeooo:rsid="000f0ce1" officeooo:paragraph-rsid="000fd0ed" style:font-size-asian="10.5pt"/>
    </style:style>
    <style:style style:name="MT1" style:family="text">
      <style:text-properties fo:text-transform="lowercase"/>
    </style:style>
    <style:style style:name="MT2" style:family="text">
      <style:text-properties fo:text-transform="lowercase" officeooo:rsid="001c3060"/>
    </style:style>
    <style:style style:name="MT3" style:family="text">
      <style:text-properties fo:text-transform="lowercase" officeooo:rsid="000fd0ed"/>
    </style:style>
    <style:style style:name="MT4" style:family="text">
      <style:text-properties officeooo:rsid="000db76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Jours<text:tab/><text:span text:style-name="MT1">mois d</text:span><text:span text:style-name="MT2">e </text:span><text:span text:style-name="MT3">juin</text:span><text:tab/>176<text:span text:style-name="MT4">6</text:span></text:p>
        <text:p text:style-name="MP1">du mois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3T15:06:39.636275000</meta:creation-date>
    <dc:date>2016-01-23T16:08:44.533424000</dc:date>
    <meta:editing-duration>PT29M13S</meta:editing-duration>
    <meta:editing-cycles>4</meta:editing-cycles>
    <meta:generator>LibreOffice/5.0.4.2$MacOSX_X86_64 LibreOffice_project/2b9802c1994aa0b7dc6079e128979269cf95bc78</meta:generator>
    <meta:document-statistic meta:table-count="0" meta:image-count="0" meta:object-count="0" meta:page-count="5" meta:paragraph-count="35" meta:word-count="962" meta:character-count="5249" meta:non-whitespace-character-count="4301"/>
  </office:meta>
</office:document-meta>
</file>